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fo:line-height="138%" style:writing-mode="lr-tb"/>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margin-top="0in" fo:margin-bottom="0in" fo:line-height="138%" style:writing-mode="lr-tb"/>
    </style:style>
    <style:style style:name="P6" style:family="paragraph" style:parent-style-name="Text_20_body" style:list-style-name="L1">
      <style:paragraph-properties fo:margin-top="0in" fo:margin-bottom="0in" fo:line-height="138%" style:writing-mode="lr-tb"/>
    </style:style>
    <style:style style:name="P7" style:family="paragraph" style:parent-style-name="Text_20_body">
      <style:paragraph-properties fo:margin-top="0in" fo:margin-bottom="0in" fo:line-height="138%" style:writing-mode="lr-tb"/>
      <style:text-properties fo:font-weight="bold" style:font-weight-asian="bold" style:font-weight-complex="bold"/>
    </style:style>
    <style:style style:name="T1" style:family="text">
      <style:text-properties fo:font-variant="normal" fo:text-transform="none" fo:color="#000000" style:text-line-through-style="none" style:font-name="Arial" fo:font-size="11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weight-asian="bold" style:font-weight-complex="bold"/>
    </style:style>
    <style:style style:name="T6"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style:font-name="Arial" fo:font-style="normal" style:text-underline-style="none" fo:font-weight="bold" style:text-blinking="false" fo:background-color="transparent" style:font-weight-asian="bold" style:font-weight-complex="bold"/>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P4"><text:span text:style-name="T7">CTF</text:span></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itulo do Jogo:</text:span><text:span text:style-name="T9"> </text:span><text:span text:style-name="T5">Capture The Flag</text:span></text:p>
      <text:p text:style-name="Standard"><text:bookmark text:name="docs-internal-guid-cf0b0958-7fff-8531-b896-90c70aebf01a"/><text:span text:style-name="T3">Tipo de Jogo:</text:span><text:span text:style-name="T5"> Ação/Labirinto</text:span></text:p>
      <text:p text:style-name="Standard"><text:span text:style-name="T5"/></text:p>
      <text:p text:style-name="Text_20_body"><text:span text:style-name="T2">Plataformas:</text:span><text:span text:style-name="T8"> </text:span><text:span text:style-name="T4">PC</text:span></text:p>
      <text:p text:style-name="P3"><text:bookmark text:name="docs-internal-guid-c436c871-7fff-7a58-f749-0c8044d3a77a"/><text:span text:style-name="T2">Modos de Jogo:</text:span><text:span text:style-name="T4"> Multiplayer </text:span></text:p>
      <text:p text:style-name="P3"><text:span text:style-name="T4"/></text:p>
      <text:p text:style-name="P7"><text:span text:style-name="T1">Membros:</text:span></text:p>
      <text:p text:style-name="P7"><text:span text:style-name="T1"><text:tab/></text:span><text:span text:style-name="T6">-</text:span></text:p>
      <text:p text:style-name="P7"><text:span text:style-name="T6"><text:tab/>-</text:span></text:p>
      <text:p text:style-name="P7"><text:span text:style-name="T6"><text:tab/>-</text:span></text:p>
      <text:list xml:id="list5376860549998537829" text:style-name="L1">
        <text:list-item>
          <text:list>
            <text:list-item>
              <text:p text:style-name="P6"><text:span text:style-name="T6">Sandro Alves da Silva Júnior</text:span></text:p>
            </text:list-item>
          </text:list>
        </text:list-item>
      </text:list>
      <text:p text:style-name="P5"><text:soft-page-break/><text:span text:style-name="T4"/></text:p>
      <text:p text:style-name="P3"><text:span text:style-name="T2"/></text:p>
      <text:p text:style-name="P3"><text:bookmark text:name="docs-internal-guid-2d3bcafc-7fff-cfe8-8ac8-011f7d7c7a98"/><text:span text:style-name="T2">Resumo:</text:span><text:span text:style-name="T4"> </text:span></text:p>
      <text:p text:style-name="Standard"><text:tab/>O grupo tem como objetivo a implementação de um jogo digital 2D semelhante ao jogo Capture the flag (Pique-bandeira) e que será denominado pelo acrônimo CTF. </text:p>
      <text:p text:style-name="Standard"/>
      <text:p text:style-name="Standard"><text:span text:style-name="T2">Jogabilidade:</text:span> </text:p>
      <text:p text:style-name="P2"/>
      <text:p text:style-name="P2"><text:tab/>O controle do jogador se resume em se movimentar em um ambiente 2D e atrávez desse movimento entrar em contato com inimigos, bombas ou a bandeira.</text:p>
      <text:p text:style-name="P2"/>
      <text:p text:style-name="P2"><text:tab/>O objetivo do jogador é capturar a bandeira do time adversário e trazê-la até os seu território ou congelar todos os adversários.</text:p>
      <text:p text:style-name="P2"/>
      <text:p text:style-name="P2"><text:span text:style-name="T2">Experiência do Jogo:</text:span> </text:p>
      <text:p text:style-name="P2"/>
      <text:p text:style-name="P2"><text:tab/>O jogo acontecerá em um mapa dividido em 2 territórios com labirintos no interior de cada território (imagem1) . O jogo é constituído por 2 times e cada time é constituído por 3 entidades: 1 usuário e 2 bots. </text:p>
      <text:p text:style-name="P2"/>
      <text:p text:style-name="P2"><text:tab/>O jogo tera uma única etapa de combate na qual jogadores e bots transitam simultaneamente pelo labirinto tentando interromper a passagem do time inimigo ou pegar e trazer a bandeira para o seu territorio.</text:p>
      <text:p text:style-name="P2"/>
      <text:p text:style-name="P2"><text:span text:style-name="T2">Mecânica:</text:span> </text:p>
      <text:p text:style-name="P2"/>
      <text:p text:style-name="P2">Bombas: As bombas aparecem aleatoriamente ao longo do mapa e quando não estiverem em movimento, poderam ser lançadas pelo jogador, adquirindo movimento na direção oposta ao qual o jogador tinha em relação a elas no momento do contato, elas teem um tempo de explosão especifíco e caso encostem em um jogador enquanto em movimento, explodem automaticamente. Existem vários tipos de bomba com diferentes tipos de raios de explosão.</text:p>
      <text:p text:style-name="P2"/>
      <text:p text:style-name="P2">Congelamento: Os jogadores são congelados quando são tocados por adversários no território inimigo ou pelo uso de bombas congelantes. Os jogadores são descongelados caso um dos jogadores de seu time encostarem no usuário congelado.</text:p>
      <text:p text:style-name="P2"/>
      <text:p text:style-name="P2">Bots: A fim de tornar o jogo competitivo será desenvolvida uma Inteligência Artificial para controlar o comportamento dos bots nas várias situações do jogo. Uma das situações em que o comportamento dos bots seria importante é a de quando o usuário é congelado e então um dos bots terá de descongelá-lo de acordo com a distância em relação ao usuário. </text:p>
      <text:p text:style-name="Standard"/>
      <text:p text:style-name="Standard"><text:span text:style-name="T3">Threads:</text:span></text:p>
      <text:p text:style-name="Standard"/>
      <text:p text:style-name="P2"><text:tab/>A implementação de threads se daria no aparecimento dos diversos itens no mapa, pelo controle da movimentação de cada bot e pelo comportamento das bombas durante o jogo.Além disso, serão implementados semáforos em áreas no mapa em que somente jogadores do mesmo time podem acessar, como por exemplo a área em que as bandeira ficam situadas em cada território.</text:p>
      <text:p text:style-name="Standard"/>
      <text:p text:style-name="Standard"><text:span text:style-name="T3">Semáforos:</text:span></text:p>
      <text:p text:style-name="P1"><text:span text:style-name="T1"/></text:p>
      <text:p text:style-name="Standard"><text:tab/>Os semáforos serão implementados em áreas do mapa em que somente jogadores de um mesmo time poderão ent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5T14:57:29.768336312</meta:creation-date>
    <dc:date>2019-10-16T13:54:41.05</dc:date>
    <meta:editing-duration>PT1H1M9S</meta:editing-duration>
    <meta:editing-cycles>4</meta:editing-cycles>
    <meta:generator>OpenOffice/4.1.7$Win32 OpenOffice.org_project/417m1$Build-9800</meta:generator>
    <dc:creator>Z </dc:creator>
    <meta:document-statistic meta:table-count="0" meta:image-count="0" meta:object-count="0" meta:page-count="2" meta:paragraph-count="26" meta:word-count="421" meta:character-count="2548"/>
  </office:meta>
</office:document-meta>
</file>